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1.2654in"/>
    </style:style>
    <style:style style:name="co3" style:family="table-column">
      <style:table-column-properties fo:break-before="auto" style:column-width="2.6874in"/>
    </style:style>
    <style:style style:name="co4" style:family="table-column">
      <style:table-column-properties fo:break-before="auto" style:column-width="1.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Positive" form:input-required="false" form:linked-cell="Sheet1.A10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" form:id="control5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9" form:id="control6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" form:id="control70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" form:id="control71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0717in" svg:height="0.1882in" svg:x="0in" svg:y="0.711in" draw:control="control2"/>
          <draw:control draw:z-index="1" draw:style-name="gr1" draw:text-style-name="P1" svg:width="1.0717in" svg:height="0.1882in" svg:x="0.0008in" svg:y="1.0669in" draw:control="control3"/>
          <draw:control draw:z-index="2" draw:style-name="gr1" draw:text-style-name="P1" svg:width="1.0717in" svg:height="0.1882in" svg:x="0.0004in" svg:y="1.2445in" draw:control="control4"/>
          <draw:control draw:z-index="3" draw:style-name="gr1" draw:text-style-name="P1" svg:width="1.0717in" svg:height="0.1882in" svg:x="0in" svg:y="1.5984in" draw:control="control5"/>
          <draw:control draw:z-index="4" draw:style-name="gr1" draw:text-style-name="P1" svg:width="1.0717in" svg:height="0.1882in" svg:x="0.0008in" svg:y="2.1335in" draw:control="control6"/>
          <draw:control draw:z-index="5" draw:style-name="gr1" draw:text-style-name="P1" svg:width="1.0717in" svg:height="0.1882in" svg:x="0.0008in" svg:y="2.6669in" draw:control="control7"/>
          <draw:control draw:z-index="6" draw:style-name="gr1" draw:text-style-name="P1" svg:width="1.0717in" svg:height="0.1882in" svg:x="0.0008in" svg:y="3.2004in" draw:control="control8"/>
          <draw:control draw:z-index="7" draw:style-name="gr1" draw:text-style-name="P1" svg:width="1.0717in" svg:height="0.1882in" svg:x="0.0008in" svg:y="4.2669in" draw:control="control9"/>
          <draw:control draw:z-index="8" draw:style-name="gr1" draw:text-style-name="P1" svg:width="1.0717in" svg:height="0.1882in" svg:x="0.0008in" svg:y="4.8004in" draw:control="control10"/>
          <draw:control draw:z-index="9" draw:style-name="gr1" draw:text-style-name="P1" svg:width="1.0717in" svg:height="0.1882in" svg:x="0.0004in" svg:y="4.978in" draw:control="control11"/>
          <draw:control draw:z-index="10" draw:style-name="gr1" draw:text-style-name="P1" svg:width="1.0717in" svg:height="0.1882in" svg:x="0.0008in" svg:y="5.3335in" draw:control="control12"/>
          <draw:control draw:z-index="11" draw:style-name="gr1" draw:text-style-name="P1" svg:width="1.0717in" svg:height="0.1882in" svg:x="0.0004in" svg:y="5.511in" draw:control="control13"/>
          <draw:control draw:z-index="12" draw:style-name="gr1" draw:text-style-name="P1" svg:width="1.0717in" svg:height="0.1882in" svg:x="0.0008in" svg:y="5.8669in" draw:control="control14"/>
          <draw:control draw:z-index="13" draw:style-name="gr1" draw:text-style-name="P1" svg:width="1.0717in" svg:height="0.1882in" svg:x="0.0004in" svg:y="6.0445in" draw:control="control15"/>
          <draw:control draw:z-index="14" draw:style-name="gr1" draw:text-style-name="P1" svg:width="1.0717in" svg:height="0.1882in" svg:x="0.0008in" svg:y="6.4004in" draw:control="control16"/>
          <draw:control draw:z-index="15" draw:style-name="gr1" draw:text-style-name="P1" svg:width="1.0717in" svg:height="0.1882in" svg:x="0.0004in" svg:y="6.578in" draw:control="control17"/>
          <draw:control draw:z-index="16" draw:style-name="gr1" draw:text-style-name="P1" svg:width="1.0717in" svg:height="0.1882in" svg:x="0.0008in" svg:y="6.9335in" draw:control="control18"/>
          <draw:control draw:z-index="17" draw:style-name="gr1" draw:text-style-name="P1" svg:width="1.0717in" svg:height="0.1882in" svg:x="0.0004in" svg:y="7.111in" draw:control="control19"/>
          <draw:control draw:z-index="18" draw:style-name="gr1" draw:text-style-name="P1" svg:width="1.0717in" svg:height="0.1882in" svg:x="0.0008in" svg:y="7.4669in" draw:control="control20"/>
          <draw:control draw:z-index="19" draw:style-name="gr1" draw:text-style-name="P1" svg:width="1.0717in" svg:height="0.1882in" svg:x="0.0004in" svg:y="7.6445in" draw:control="control21"/>
          <draw:control draw:z-index="20" draw:style-name="gr1" draw:text-style-name="P1" svg:width="1.0717in" svg:height="0.1882in" svg:x="0.0008in" svg:y="8.0004in" draw:control="control22"/>
          <draw:control draw:z-index="21" draw:style-name="gr1" draw:text-style-name="P1" svg:width="1.0717in" svg:height="0.1882in" svg:x="0.0004in" svg:y="8.178in" draw:control="control23"/>
          <draw:control draw:z-index="22" draw:style-name="gr1" draw:text-style-name="P1" svg:width="1.0717in" svg:height="0.1882in" svg:x="0.0008in" svg:y="8.5335in" draw:control="control24"/>
          <draw:control draw:z-index="23" draw:style-name="gr1" draw:text-style-name="P1" svg:width="1.0717in" svg:height="0.1882in" svg:x="0.0004in" svg:y="8.711in" draw:control="control25"/>
          <draw:control draw:z-index="24" draw:style-name="gr1" draw:text-style-name="P1" svg:width="1.0717in" svg:height="0.1882in" svg:x="0.0008in" svg:y="9.0669in" draw:control="control26"/>
          <draw:control draw:z-index="25" draw:style-name="gr1" draw:text-style-name="P1" svg:width="1.0717in" svg:height="0.1882in" svg:x="0.0004in" svg:y="9.2445in" draw:control="control27"/>
          <draw:control draw:z-index="26" draw:style-name="gr1" draw:text-style-name="P1" svg:width="1.0717in" svg:height="0.1882in" svg:x="0.0008in" svg:y="9.6in" draw:control="control28"/>
          <draw:control draw:z-index="27" draw:style-name="gr1" draw:text-style-name="P1" svg:width="1.0717in" svg:height="0.1882in" svg:x="0.0004in" svg:y="9.7776in" draw:control="control29"/>
          <draw:control draw:z-index="28" draw:style-name="gr1" draw:text-style-name="P1" svg:width="1.0717in" svg:height="0.1882in" svg:x="0.0008in" svg:y="10.1335in" draw:control="control30"/>
          <draw:control draw:z-index="29" draw:style-name="gr1" draw:text-style-name="P1" svg:width="1.0717in" svg:height="0.1882in" svg:x="0.0004in" svg:y="10.311in" draw:control="control31"/>
          <draw:control draw:z-index="30" draw:style-name="gr1" draw:text-style-name="P1" svg:width="1.0717in" svg:height="0.1882in" svg:x="0.0008in" svg:y="10.6669in" draw:control="control32"/>
          <draw:control draw:z-index="31" draw:style-name="gr1" draw:text-style-name="P1" svg:width="1.0717in" svg:height="0.1882in" svg:x="0.0004in" svg:y="10.8445in" draw:control="control33"/>
          <draw:control draw:z-index="32" draw:style-name="gr1" draw:text-style-name="P1" svg:width="1.0717in" svg:height="0.1882in" svg:x="0.0008in" svg:y="11.2in" draw:control="control34"/>
          <draw:control draw:z-index="33" draw:style-name="gr1" draw:text-style-name="P1" svg:width="1.0717in" svg:height="0.1882in" svg:x="0.0004in" svg:y="11.3776in" draw:control="control35"/>
          <draw:control draw:z-index="34" draw:style-name="gr1" draw:text-style-name="P1" svg:width="1.0717in" svg:height="0.1882in" svg:x="0.0008in" svg:y="11.7335in" draw:control="control36"/>
          <draw:control draw:z-index="35" draw:style-name="gr1" draw:text-style-name="P1" svg:width="1.0717in" svg:height="0.1882in" svg:x="0.0004in" svg:y="11.911in" draw:control="control37"/>
          <draw:control draw:z-index="36" draw:style-name="gr1" draw:text-style-name="P1" svg:width="1.0717in" svg:height="0.1882in" svg:x="0.0008in" svg:y="12.2665in" draw:control="control38"/>
          <draw:control draw:z-index="37" draw:style-name="gr1" draw:text-style-name="P1" svg:width="1.0717in" svg:height="0.1882in" svg:x="0.0004in" svg:y="12.4441in" draw:control="control39"/>
          <draw:control draw:z-index="38" draw:style-name="gr1" draw:text-style-name="P1" svg:width="1.0717in" svg:height="0.1882in" svg:x="0.0008in" svg:y="12.8in" draw:control="control40"/>
          <draw:control draw:z-index="39" draw:style-name="gr1" draw:text-style-name="P1" svg:width="1.0717in" svg:height="0.1882in" svg:x="0.0004in" svg:y="12.9776in" draw:control="control41"/>
          <draw:control draw:z-index="40" draw:style-name="gr1" draw:text-style-name="P1" svg:width="1.0717in" svg:height="0.1882in" svg:x="0.0008in" svg:y="13.3335in" draw:control="control42"/>
          <draw:control draw:z-index="41" draw:style-name="gr1" draw:text-style-name="P1" svg:width="1.0717in" svg:height="0.1882in" svg:x="0.0004in" svg:y="13.511in" draw:control="control43"/>
          <draw:control draw:z-index="42" draw:style-name="gr1" draw:text-style-name="P1" svg:width="1.0717in" svg:height="0.1882in" svg:x="0.0008in" svg:y="13.8665in" draw:control="control44"/>
          <draw:control draw:z-index="43" draw:style-name="gr1" draw:text-style-name="P1" svg:width="1.0717in" svg:height="0.1882in" svg:x="0.0004in" svg:y="14.0441in" draw:control="control45"/>
          <draw:control draw:z-index="44" draw:style-name="gr1" draw:text-style-name="P1" svg:width="1.0717in" svg:height="0.1882in" svg:x="0.0008in" svg:y="14.4in" draw:control="control46"/>
          <draw:control draw:z-index="45" draw:style-name="gr1" draw:text-style-name="P1" svg:width="1.0717in" svg:height="0.1882in" svg:x="0.0004in" svg:y="14.5776in" draw:control="control47"/>
          <draw:control draw:z-index="46" draw:style-name="gr1" draw:text-style-name="P1" svg:width="1.0717in" svg:height="0.1882in" svg:x="0.0008in" svg:y="14.9335in" draw:control="control48"/>
          <draw:control draw:z-index="47" draw:style-name="gr1" draw:text-style-name="P1" svg:width="1.0717in" svg:height="0.1882in" svg:x="0.0004in" svg:y="15.111in" draw:control="control49"/>
          <draw:control draw:z-index="48" draw:style-name="gr1" draw:text-style-name="P1" svg:width="1.0717in" svg:height="0.1882in" svg:x="0.0008in" svg:y="15.4665in" draw:control="control50"/>
          <draw:control draw:z-index="49" draw:style-name="gr1" draw:text-style-name="P1" svg:width="1.0717in" svg:height="0.1882in" svg:x="0.0004in" svg:y="15.6441in" draw:control="control51"/>
          <draw:control draw:z-index="50" draw:style-name="gr1" draw:text-style-name="P1" svg:width="1.0717in" svg:height="0.1882in" svg:x="0.0008in" svg:y="16in" draw:control="control52"/>
          <draw:control draw:z-index="51" draw:style-name="gr1" draw:text-style-name="P1" svg:width="1.0717in" svg:height="0.1882in" svg:x="0.0004in" svg:y="16.1776in" draw:control="control53"/>
          <draw:control draw:z-index="52" draw:style-name="gr1" draw:text-style-name="P1" svg:width="1.0717in" svg:height="0.1882in" svg:x="0.0008in" svg:y="16.5335in" draw:control="control54"/>
          <draw:control draw:z-index="53" draw:style-name="gr1" draw:text-style-name="P1" svg:width="1.0717in" svg:height="0.1882in" svg:x="0.0004in" svg:y="16.711in" draw:control="control55"/>
          <draw:control draw:z-index="54" draw:style-name="gr1" draw:text-style-name="P1" svg:width="1.0717in" svg:height="0.1882in" svg:x="0.0008in" svg:y="17.0665in" draw:control="control56"/>
          <draw:control draw:z-index="55" draw:style-name="gr1" draw:text-style-name="P1" svg:width="1.0717in" svg:height="0.1882in" svg:x="0.0004in" svg:y="17.2441in" draw:control="control57"/>
          <draw:control draw:z-index="56" draw:style-name="gr1" draw:text-style-name="P1" svg:width="1.0717in" svg:height="0.1882in" svg:x="0.0008in" svg:y="17.6in" draw:control="control58"/>
          <draw:control draw:z-index="57" draw:style-name="gr1" draw:text-style-name="P1" svg:width="1.0717in" svg:height="0.1882in" svg:x="0.0004in" svg:y="17.7776in" draw:control="control59"/>
          <draw:control draw:z-index="58" draw:style-name="gr1" draw:text-style-name="P1" svg:width="1.0717in" svg:height="0.1882in" svg:x="0.0008in" svg:y="18.1331in" draw:control="control60"/>
          <draw:control draw:z-index="59" draw:style-name="gr1" draw:text-style-name="P1" svg:width="1.0717in" svg:height="0.1882in" svg:x="0.0004in" svg:y="18.3106in" draw:control="control61"/>
          <draw:control draw:z-index="60" draw:style-name="gr1" draw:text-style-name="P1" svg:width="1.0717in" svg:height="0.1882in" svg:x="0.0008in" svg:y="18.6665in" draw:control="control62"/>
          <draw:control draw:z-index="61" draw:style-name="gr1" draw:text-style-name="P1" svg:width="1.0717in" svg:height="0.1882in" svg:x="0.0004in" svg:y="18.8441in" draw:control="control63"/>
          <draw:control draw:z-index="62" draw:style-name="gr1" draw:text-style-name="P1" svg:width="1.0717in" svg:height="0.1882in" svg:x="0.0008in" svg:y="19.1996in" draw:control="control64"/>
          <draw:control draw:z-index="63" draw:style-name="gr1" draw:text-style-name="P1" svg:width="1.0717in" svg:height="0.1882in" svg:x="0.0004in" svg:y="19.3772in" draw:control="control65"/>
          <draw:control draw:z-index="64" draw:style-name="gr1" draw:text-style-name="P1" svg:width="1.0717in" svg:height="0.1882in" svg:x="0.0008in" svg:y="19.7331in" draw:control="control66"/>
          <draw:control draw:z-index="65" draw:style-name="gr1" draw:text-style-name="P1" svg:width="1.0717in" svg:height="0.1882in" svg:x="0.0004in" svg:y="19.9106in" draw:control="control67"/>
          <draw:control draw:z-index="66" draw:style-name="gr1" draw:text-style-name="P1" svg:width="1.0717in" svg:height="0.1882in" svg:x="0.0004in" svg:y="0.5335in" draw:control="control1"/>
          <draw:control draw:z-index="67" draw:style-name="gr1" draw:text-style-name="P1" svg:width="1.0717in" svg:height="0.1882in" svg:x="0.0008in" svg:y="20.2669in" draw:control="control68"/>
          <draw:control draw:z-index="68" draw:style-name="gr1" draw:text-style-name="P1" svg:width="1.0717in" svg:height="0.1882in" svg:x="0.0004in" svg:y="20.4445in" draw:control="control69"/>
          <draw:control draw:z-index="69" draw:style-name="gr1" draw:text-style-name="P1" svg:width="1.0717in" svg:height="0.1882in" svg:x="0.0008in" svg:y="3.7339in" draw:control="control70"/>
          <draw:control draw:z-index="70" draw:style-name="gr1" draw:text-style-name="P1" svg:width="1.0717in" svg:height="0.1882in" svg:x="0.0004in" svg:y="3.9114in" draw:control="control7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unction_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/>
          <table:table-cell office:value-type="string" calcext:value-type="string">
            <text:p>uint32_t (ddi_em_event_func)(ddi_em_event* event);</text:p>
          </table:table-cell>
          <table:table-cell/>
          <table:table-cell table:style-name="ce1" office:value-type="string" calcext:value-type="string">
            <text:p>ddi_em_api.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oid (ddi_em_cyclic_func)(void *user_data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ddi_em_sdk_init(void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dk_deinit(void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version(void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init(ddi_em_init_params *init_params, ddi_em_handle *em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deinit(ddi_em_handle em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remote_access_init(ddi_em_remote_access_init_params *init_params, ddi_em_ra_handle *remote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remote_access_deinit(ddi_em_handle em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onfigure_master(ddi_em_handle em_handle, const char* eni_filenam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cycle_rate(ddi_em_handle em_handle, uint32_t cycle_rate_us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open_by_station_address(ddi_em_handle em_handle, uint32_t station_address, ddi_es_handle *es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open_slave_by_position(ddi_em_handle em_handle, uint32_t auto_inc_address, ddi_es_handle *es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open_slave_by_id(ddi_em_handle em_handle, uint32_t vendor_id, uint32_t product_id, uint32_t revision, uint32_t serial_number, ddi_es_handle *es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lose_slave(ddi_em_handle em_handle, ddi_es_handle es_handle);</text:p>
          </table:table-cell>
          <table:table-cell office:value-type="string" calcext:value-type="string">
            <text:p>negative test fails if es_handle == -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slave_config(ddi_em_handle em_handle, ddi_es_handle es_handle, ddi_em_slave_config *cfg_info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master_stats(ddi_em_handle em_handle, ddi_em_master_stats *master_stats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process_data(ddi_em_handle em_handle, uint32_t pd_offset, uint8_t *data, uint32_t length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process_data_bits(ddi_em_handle em_handle, uint32_t pd_bit_offset, uint32_t dest_bit_offset, uint8_t *data, uint32_t bit_length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process_data(uint32_t em_handle, uint32_t pd_offset, uint8_t *data, uint length, uint8_t is_output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process_data_bits(ddi_em_handle em_handle, uint32_t pd_bit_offset, uint32_t dest_bit_offset, uint8_t *data, uint32_t bit_length, uint8_t is_output=false 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master_state(ddi_em_handle em_handle, ddi_em_state master_state, uint32_t timeout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master_state(ddi_em_handle em_handle, ddi_em_state *stat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slave_state(ddi_em_handle em_handle, ddi_es_handle es_handle, ddi_es_state slave_state, uint32_t timeout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slave_state(ddi_em_handle em_handle, ddi_es_handle es_handle, ddi_es_state *slave_stat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register_cyclic_callback(ddi_em_handle em_handle, ddi_em_cyclic_func *callback, void *user_data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yclic_task_start(ddi_em_handle em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yclic_task_stop(ddi_em_handle em_handl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event_handler(ddi_em_handle em_handle, ddi_em_event_func *callback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enable_event_handler(ddi_em_handle em_handle, ddi_em_event_type notify_code, ddi_em_event_control enable_event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oe_write(ddi_em_handle em_handle, ddi_es_handle es_handle, uint16_t index, uint16_t subindex, uint8_t *data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int32_t len, uint32_t timeout, uint32_t flags );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coe_read(ddi_em_handle em_handle, ddi_es_handle es_handle, uint16_t index, uint16_t subindex, uint8_t *data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int32_t len, uint32_t *out_len, uint32_t timeout, uint32_t flags );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foe_write(ddi_em_handle em_handle, ddi_es_handle es_handle, const char *filename, uint32_t file_length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uint8_t *data, uint32_t data_length, uint32_t password, uint32_t timeout );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foe_read(ddi_em_handle em_handle, ddi_es_handle es_handle, char *filename, uint32_t file_length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uint8_t *data, uint32_t data_length, uint32_t* read_len, uint32_t password, uint32_t timeout );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alstatus(ddi_em_handle em_handle, ddi_es_handle es_handle, uint16_t *alstatus, uint16_t *alstatus_code, uint32_t timeout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get_error_string (ddi_em_result ddi_em_result_code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em_set_logging_level (ddi_em_handle em_handle, ddi_em_logging_level logging_level);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InitParamsDefault();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IEMTestFixture.h</text:p>
          </table:table-cell>
        </table:table-row>
      </table:table>
      <table:named-expressions>
        <table:named-range table:name="rfd" table:base-cell-address="$Sheet1.$C$4" table:cell-range-address="$Sheet1.$D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9:49:30.084736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7T13:46:51.176421519</meta:creation-date>
    <dc:date>2022-01-13T09:54:32.418207034</dc:date>
    <meta:editing-duration>PT5H25M9S</meta:editing-duration>
    <meta:editing-cycles>12</meta:editing-cycles>
    <meta:generator>LibreOffice/7.1.8.1$Linux_X86_64 LibreOffice_project/e1f30c802c3269a1d052614453f260e49458c82c</meta:generator>
    <meta:document-statistic meta:table-count="1" meta:cell-count="50" meta:object-count="71"/>
  </office:meta>
</office:document-meta>
</file>